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bc3" officeooo:paragraph-rsid="0012cbc3"/>
    </style:style>
    <style:style style:name="P2" style:family="paragraph" style:parent-style-name="Standard">
      <style:paragraph-properties fo:text-align="justify" style:justify-single-word="false"/>
      <style:text-properties fo:color="#5983b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3fe39" officeooo:paragraph-rsid="0013fe39"/>
    </style:style>
    <style:style style:name="T1" style:family="text">
      <style:text-properties officeooo:rsid="0012cbc3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<text:span text:style-name="T1">ndo</text:span> o Revit para OpenBIM</text:p>
      <text:p text:style-name="P3"/>
      <text:p text:style-name="P1"><text:a xlink:type="simple" xlink:href="https://wiki.osarch.org/index.php?title=Revit_setup_for_OpenBIM" text:style-name="Internet_20_link" text:visited-style-name="Visited_20_Internet_20_Link">Link</text:a> de referência</text:p>
      <text:p text:style-name="P1"/>
      <text:p text:style-name="P1">O Revit não vem com forte suporte oficial para Industry Foundation Classes (IFC).</text:p>
      <text:p text:style-name="P1">O plugin Revit IFC de código-fonte aberto <text:a xlink:type="simple" xlink:href="https://github.com/Autodesk/revit-ifc" text:style-name="Internet_20_link" text:visited-style-name="Visited_20_Internet_20_Link">revit-ifc</text:a> vem com o Revit, mas geralmente está desatualizada e contém <text:span text:style-name="T2">bugs</text:span> que impedem o funcionamento básica (como a capacidade de atribuir parâmetros de tipo IFC usando o arquivo oficial de parâmetros compartilhados, relatório de <text:span text:style-name="T2">bug</text:span>). </text:p>
      <text:p text:style-name="P1"/>
      <text:p text:style-name="P1">Portanto, é um requisito para a saída produtiva atualizar para a versão mais recente do plugin.</text:p>
      <text:p text:style-name="P1"/>
      <text:p text:style-name="P4">Plugin para o <text:a xlink:type="simple" xlink:href="https://apps.autodesk.com/RVT/en/Detail/Index?id=8986482933300179260" text:style-name="Internet_20_link" text:visited-style-name="Visited_20_Internet_20_Link">Revit 2020</text:a></text:p>
      <text:p text:style-name="P4">Plugin para o <text:a xlink:type="simple" xlink:href="https://apps.autodesk.com/RVT/en/Detail/Index?id=7265544480016320144" text:style-name="Internet_20_link" text:visited-style-name="Visited_20_Internet_20_Link">Revit 2021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37:41.615000000</meta:creation-date>
    <dc:date>2021-06-11T13:55:28.171000000</dc:date>
    <meta:editing-duration>PT7M36S</meta:editing-duration>
    <meta:editing-cycles>1</meta:editing-cycles>
    <meta:document-statistic meta:table-count="0" meta:image-count="0" meta:object-count="0" meta:page-count="1" meta:paragraph-count="7" meta:word-count="90" meta:character-count="555" meta:non-whitespace-character-count="471"/>
    <meta:generator>LibreOffice/6.1.4.2$Windows_X86_64 LibreOffice_project/9d0f32d1f0b509096fd65e0d4bec26ddd1938fd3</meta:generator>
  </office:meta>
</office:document-meta>
</file>